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2.337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ustomer</text:p>
          </table:table-cell>
          <table:table-cell office:value-type="string">
            <text:p><text:a xlink:type="simple" xlink:href="relatorio://o.customer.name">o.customer.name</text:a>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Item Name</text:p>
          </table:table-cell>
          <table:table-cell table:style-name="ce2" office:value-type="string">
            <text:p>Item reference</text:p>
          </table:table-cell>
          <table:table-cell table:style-name="ce2" office:value-type="string">
            <text:p>Item price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Amount</text:p>
          </table:table-cell>
        </table:table-row>
        <table:table-row table:style-name="ro1">
          <table:table-cell table:style-name="ce3" office:value-type="string" table:number-columns-spanned="5" table:number-rows-spanned="1">
            <text:p><text:a xlink:type="simple" xlink:href="relatorio://for each='l in o.lines'">for each='l in o.lines'</text:a></text:p>
          </table:table-cell>
          <table:covered-table-cell table:number-columns-repeated="4"/>
        </table:table-row>
        <table:table-row table:style-name="ro1">
          <table:table-cell office:value-type="string">
            <text:p><text:a xlink:type="simple" xlink:href="relatorio://l.item.name">l.item.name</text:a></text:p>
          </table:table-cell>
          <table:table-cell office:value-type="string">
            <text:p><text:a xlink:type="simple" xlink:href="relatorio://l.item.reference">l.item.reference</text:a></text:p>
          </table:table-cell>
          <table:table-cell office:value-type="float">
            <text:p><text:a xlink:type="simple" xlink:href="relatorio://l.item.price">l.item.price</text:a></text:p>
          </table:table-cell>
          <table:table-cell office:value-type="float">
            <text:p><text:a xlink:type="simple" xlink:href="relatorio://l.quantity">l.quantity</text:a></text:p>
          </table:table-cell>
          <table:table-cell office:value-type="float">
            <text:p><text:a xlink:type="simple" xlink:href="relatorio://l.amount">l.amount</text:a></text:p>
          </table:table-cell>
        </table:table-row>
        <table:table-row table:style-name="ro2">
          <table:table-cell table:style-name="ce3" office:value-type="string" table:number-columns-spanned="5" table:number-rows-spanned="1">
            <text:p><text:a xlink:type="simple" xlink:href="relatorio:///for">/for</text:a></text:p>
          </table:table-cell>
          <table:covered-table-cell table:number-columns-repeated="4"/>
        </table:table-row>
      </table:table>
      <table:table table:name="Pivot Table" table:style-name="ta1" table:print="false">
        <office:forms form:automatic-focus="false" form:apply-design-mode="false"/>
        <table:table-column table:style-name="co6" table:default-cell-style-name="ce6"/>
        <table:table-column table:style-name="co6" table:default-cell-style-name="ce10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4" office:value-type="string">
            <text:p>Item Name</text:p>
          </table:table-cell>
          <table:table-cell table:style-name="ce8"/>
        </table:table-row>
        <table:table-row table:style-name="ro1">
          <table:table-cell table:style-name="ce5" office:value-type="string">
            <text:p>(empty)</text:p>
          </table:table-cell>
          <table:table-cell table:style-name="ce9"/>
        </table:table-row>
        <table:table-row table:style-name="ro1">
          <table:table-cell office:value-type="string">
            <text:p>&lt;/for&gt;</text:p>
          </table:table-cell>
          <table:table-cell/>
        </table:table-row>
        <table:table-row table:style-name="ro1">
          <table:table-cell office:value-type="string">
            <text:p>&lt;for each='l in o.lines'&gt;</text:p>
          </table:table-cell>
          <table:table-cell/>
        </table:table-row>
        <table:table-row table:style-name="ro1">
          <table:table-cell office:value-type="string">
            <text:p>&lt;l.item.name&gt;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Total Result</text:p>
          </table:table-cell>
          <table:table-cell table:style-name="ce11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-pilot-tables>
        <table:data-pilot-table table:name="DataPilot1" table:application-data="" table:target-range-address="Data.A208:Data.B208" table:buttons="">
          <table:source-cell-range table:cell-range-address="Data.A3:Data.E207"/>
          <table:data-pilot-field table:source-field-name="Item Nam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m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'.A1:'Pivot Table'.B8" table:buttons="'Pivot Table'.A1 'Pivot Table'.A3">
          <table:source-cell-range table:cell-range-address="Data.A3:Data.E40"/>
          <table:data-pilot-field table:source-field-name="Item Nam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m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7">17/07/2008</text:date>, <text:time>19:3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17T18:58:52</meta:creation-date>
    <dc:creator>Nicolas Evrard</dc:creator>
    <dc:date>2008-07-17T19:30:06</dc:date>
    <meta:editing-cycles>1</meta:editing-cycles>
    <meta:editing-duration>PT31M15S</meta:editing-duration>
    <meta:user-defined meta:name="Info 1"/>
    <meta:user-defined meta:name="Info 2"/>
    <meta:user-defined meta:name="Info 3"/>
    <meta:user-defined meta:name="Info 4"/>
    <meta:document-statistic meta:table-count="3" meta:cell-count="14"/>
  </office:meta>
</office:document-meta>
</file>